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69A22DE1.bmp"/>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standard">
      <style:graphic-properties svg:stroke-width="0.053cm" svg:stroke-color="#000000" draw:marker-start-width="0.279cm" draw:marker-end-width="0.279cm" draw:fill="bitmap" draw:fill-color="#ffffff" draw:fill-image-name="arrowb" style:repeat="stretch" draw:textarea-vertical-align="middle" fo:padding-top="0.151cm" fo:padding-bottom="0.151cm" fo:padding-left="0.276cm" fo:padding-right="0.276cm"/>
    </style:style>
    <style:style style:name="gr32"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6"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9"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4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3"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5"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6"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9"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50"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1"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2"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T1"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font-size="12pt"/>
    </style:style>
    <style:style style:name="T3" style:family="text">
      <style:text-properties fo:font-size="12pt" style:font-size-asian="12pt" style:font-size-complex="12pt"/>
    </style:style>
    <style:style style:name="T4"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5cm" svg:height="1cm" svg:x="1.749cm" svg:y="11.25cm">
          <text:p text:style-name="P1"><text:span text:style-name="T1">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2">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2">frameTask</text:span></text:p>
            </draw:text-box>
          </draw:frame>
        </draw:g>
        <draw:rect draw:style-name="gr1" draw:text-style-name="P2" draw:layer="layout" svg:width="5cm" svg:height="1cm" svg:x="8.236cm" svg:y="11.25cm">
          <text:p text:style-name="P1"><text:span text:style-name="T1">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2">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2">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2">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2">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2">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1">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2">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2">pixelTask</text:span></text:p>
            </draw:text-box>
          </draw:frame>
        </draw:g>
        <draw:rect draw:style-name="gr1" draw:text-style-name="P2" draw:layer="layout" svg:width="5cm" svg:height="1cm" svg:x="15.337cm" svg:y="14cm">
          <text:p text:style-name="P1"><text:span text:style-name="T1">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2">pixelTask</text:span></text:p>
            </draw:text-box>
          </draw:frame>
        </draw:g>
        <draw:rect draw:style-name="gr1" draw:text-style-name="P2" draw:layer="layout" svg:width="5cm" svg:height="1cm" svg:x="15.337cm" svg:y="16.75cm">
          <text:p text:style-name="P1"><text:span text:style-name="T1">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2">pixelTask</text:span></text:p>
            </draw:text-box>
          </draw:frame>
        </draw:g>
        <draw:rect draw:style-name="gr1" draw:text-style-name="P2" draw:layer="layout" svg:width="5cm" svg:height="1cm" svg:x="15.35cm" svg:y="19.5cm">
          <text:p text:style-name="P1"><text:span text:style-name="T1">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2">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1">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2">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2">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2">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2">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2">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2">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2">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2">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2">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2">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2">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2">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3">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2">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2">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3">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2">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2">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3">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2">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3">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2">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2">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3">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2">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3">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2">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2">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3">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2">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3">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9.766cm" svg:y="32.75cm">
          <text:p text:style-name="P1"><text:span text:style-name="T4">UartCtrl</text:span></text:p>
        </draw:rect>
        <draw:rect draw:style-name="gr2" draw:text-style-name="P3" draw:layer="layout" svg:width="3.75cm" svg:height="2cm" svg:x="9.766cm" svg:y="33.75cm">
          <text:p/>
        </draw:rect>
        <draw:g xml:id="id24" draw:id="id24">
          <draw:rect draw:style-name="gr3" draw:text-style-name="P3" draw:layer="layout" svg:width="0.5cm" svg:height="0.5cm" svg:x="9.558cm" svg:y="34.132cm">
            <text:p/>
          </draw:rect>
          <draw:frame draw:style-name="gr5" draw:text-style-name="P5" draw:layer="layout" svg:width="2.471cm" svg:height="0.725cm" svg:x="10.058cm" svg:y="34cm">
            <draw:text-box>
              <text:p text:style-name="P4"><text:span text:style-name="T2">config</text:span></text:p>
            </draw:text-box>
          </draw:frame>
        </draw:g>
        <draw:g xml:id="id25" draw:id="id25">
          <draw:rect draw:style-name="gr3" draw:text-style-name="P3" draw:layer="layout" svg:width="0.5cm" svg:height="0.5cm" svg:x="9.545cm" svg:y="34.832cm">
            <text:p/>
          </draw:rect>
          <draw:frame draw:style-name="gr5" draw:text-style-name="P5" draw:layer="layout" svg:width="2.471cm" svg:height="0.725cm" svg:x="10.045cm" svg:y="34.7cm">
            <draw:text-box>
              <text:p text:style-name="P4"><text:span text:style-name="T2">write</text:span></text:p>
            </draw:text-box>
          </draw:frame>
        </draw:g>
        <draw:g xml:id="id27" draw:id="id27">
          <draw:rect draw:style-name="gr3" draw:text-style-name="P3" draw:layer="layout" svg:width="0.5cm" svg:height="0.5cm" svg:x="13.266cm" svg:y="34.832cm">
            <text:p/>
          </draw:rect>
          <draw:frame draw:style-name="gr4" draw:text-style-name="P5" draw:layer="layout" svg:width="2.246cm" svg:height="0.725cm" svg:x="11.106cm" svg:y="34.7cm">
            <draw:text-box>
              <text:p text:style-name="P4"><text:span text:style-name="T2">read</text:span></text:p>
            </draw:text-box>
          </draw:frame>
        </draw:g>
        <draw:g xml:id="id23" draw:id="id23">
          <draw:rect draw:style-name="gr3" draw:text-style-name="P3" draw:layer="layout" svg:width="0.5cm" svg:height="0.5cm" svg:x="13.266cm" svg:y="34.132cm">
            <text:p/>
          </draw:rect>
          <draw:frame draw:style-name="gr4" draw:text-style-name="P5" draw:layer="layout" svg:width="2.246cm" svg:height="0.725cm" svg:x="11.106cm" svg:y="34cm">
            <draw:text-box>
              <text:p text:style-name="P4"><text:span text:style-name="T2">uart</text:span></text:p>
            </draw:text-box>
          </draw:frame>
        </draw:g>
        <draw:connector draw:style-name="gr8" draw:text-style-name="P3" draw:layer="layout" svg:x1="14.766cm" svg:y1="34.362cm" svg:x2="13.766cm" svg:y2="34.362cm" draw:start-shape="id22" draw:start-glue-point="3" draw:end-shape="id23" draw:end-glue-point="1" svg:d="M14766 34362h-1000">
          <text:p/>
        </draw:connector>
        <draw:g>
          <draw:rect draw:style-name="gr31" draw:text-style-name="P3" draw:layer="layout" svg:width="0.5cm" svg:height="0.5cm" svg:x="1.75cm" svg:y="30.75cm">
            <text:p/>
          </draw:rect>
          <draw:frame draw:style-name="gr13" draw:text-style-name="P7" draw:layer="layout" svg:width="2.471cm" svg:height="0.725cm" svg:x="0.779cm" svg:y="30.061cm">
            <draw:text-box>
              <text:p text:style-name="P6"><text:span text:style-name="T2">uart</text:span></text:p>
            </draw:text-box>
          </draw:frame>
        </draw:g>
        <draw:g xml:id="id22" draw:id="id22">
          <draw:rect draw:style-name="gr3" draw:text-style-name="P3" draw:layer="layout" svg:width="0.5cm" svg:height="0.5cm" svg:x="14.766cm" svg:y="34.132cm">
            <text:p/>
          </draw:rect>
          <draw:frame draw:style-name="gr5" draw:text-style-name="P5" draw:layer="layout" svg:width="2.471cm" svg:height="0.725cm" svg:x="15.266cm" svg:y="34cm">
            <draw:text-box>
              <text:p text:style-name="P4"><text:span text:style-name="T2">uart</text:span></text:p>
            </draw:text-box>
          </draw:frame>
        </draw:g>
        <draw:g xml:id="id28" draw:id="id28">
          <draw:rect draw:style-name="gr3" draw:text-style-name="P3" draw:layer="layout" svg:width="0.5cm" svg:height="0.5cm" svg:x="6.16cm" svg:y="38.814cm">
            <text:p/>
          </draw:rect>
          <draw:frame draw:style-name="gr4" draw:text-style-name="P5" draw:layer="layout" svg:width="2.246cm" svg:height="0.725cm" svg:x="4cm" svg:y="38.682cm">
            <draw:text-box>
              <text:p text:style-name="P4"><text:span text:style-name="T2">apb</text:span></text:p>
            </draw:text-box>
          </draw:frame>
        </draw:g>
        <draw:connector draw:style-name="gr8" draw:text-style-name="P3" draw:layer="layout" draw:line-skew="-0.383cm" svg:x1="9.558cm" svg:y1="34.362cm" svg:x2="8.266cm" svg:y2="38.507cm" draw:start-shape="id24" draw:start-glue-point="3" svg:d="M9558 34362h-1292v4145">
          <text:p/>
        </draw:connector>
        <draw:connector draw:style-name="gr8" draw:text-style-name="P3" draw:layer="layout" draw:line-skew="-0.05cm" svg:x1="9.545cm" svg:y1="35.062cm" svg:x2="8.919cm" svg:y2="38.525cm" draw:start-shape="id25" draw:start-glue-point="3" svg:d="M9545 35062h-626v3463">
          <text:p/>
        </draw:connector>
        <draw:rect draw:style-name="gr2" draw:text-style-name="P3" xml:id="id29" draw:id="id29" draw:layer="layout" svg:width="0.25cm" svg:height="1cm" draw:transform="rotate (1.5707963267946) translate (13.824cm 37.25cm)">
          <text:p/>
        </draw:rect>
        <draw:rect draw:style-name="gr2" draw:text-style-name="P3" draw:layer="layout" svg:width="0.25cm" svg:height="1cm" draw:transform="rotate (1.5707963267946) translate (13.824cm 37cm)">
          <text:p/>
        </draw:rect>
        <draw:rect draw:style-name="gr2" draw:text-style-name="P3" draw:layer="layout" svg:width="0.25cm" svg:height="1cm" draw:transform="rotate (1.5707963267946) translate (13.824cm 36.75cm)">
          <text:p/>
        </draw:rect>
        <draw:rect draw:style-name="gr2" draw:text-style-name="P3" xml:id="id26" draw:id="id26" draw:layer="layout" svg:width="0.25cm" svg:height="1cm" draw:transform="rotate (1.5707963267946) translate (13.824cm 36.5cm)">
          <text:p/>
        </draw:rect>
        <draw:connector draw:style-name="gr32" draw:text-style-name="P3" draw:layer="layout" svg:x1="14.324cm" svg:y1="36.25cm" svg:x2="13.766cm" svg:y2="35.062cm" draw:start-shape="id26" draw:start-glue-point="1" draw:end-shape="id27" draw:end-glue-point="1" svg:d="M14324 36250v-1188h-558">
          <text:p/>
        </draw:connector>
        <draw:connector draw:style-name="gr8" draw:text-style-name="P3" draw:layer="layout" svg:x1="7.824cm" svg:y1="39.125cm" svg:x2="6.66cm" svg:y2="39.044cm" draw:end-shape="id28" draw:end-glue-point="1" svg:d="M7824 39125h-318v-81h-846">
          <text:p/>
        </draw:connector>
        <draw:custom-shape draw:style-name="gr33" draw:text-style-name="P11" draw:layer="layout" svg:width="8.25cm" svg:height="2.45cm" svg:x="7.25cm" svg:y="38.05cm">
          <text:p text:style-name="P1"><text:span text:style-name="T4">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2" draw:text-style-name="P3" draw:layer="layout" svg:x1="14.337cm" svg:y1="38.385cm" svg:x2="14.324cm" svg:y2="37.25cm" draw:end-shape="id29" draw:end-glue-point="3" svg:d="M14337 38385v-297h-13v-838">
          <text:p/>
        </draw:connector>
        <draw:g>
          <draw:rect draw:style-name="gr3" draw:text-style-name="P3" draw:layer="layout" svg:width="0.5cm" svg:height="0.5cm" svg:x="4.113cm" svg:y="35.882cm">
            <text:p/>
          </draw:rect>
          <draw:frame draw:style-name="gr16" draw:text-style-name="P5" draw:layer="layout" svg:width="2.576cm" svg:height="0.725cm" svg:x="4.557cm" svg:y="35.75cm">
            <draw:text-box>
              <text:p text:style-name="P4"><text:span text:style-name="T2">valid : Bool</text:span></text:p>
            </draw:text-box>
          </draw:frame>
        </draw:g>
        <draw:g>
          <draw:rect draw:style-name="gr17" draw:text-style-name="P3" draw:layer="layout" svg:width="0.5cm" svg:height="0.5cm" svg:x="4.113cm" svg:y="36.407cm">
            <text:p/>
          </draw:rect>
          <draw:frame draw:style-name="gr18" draw:text-style-name="P5" draw:layer="layout" svg:width="2.767cm" svg:height="0.725cm" svg:x="4.557cm" svg:y="36.275cm">
            <draw:text-box>
              <text:p text:style-name="P4"><text:span text:style-name="T2">ready : Bool</text:span></text:p>
            </draw:text-box>
          </draw:frame>
        </draw:g>
        <draw:g>
          <draw:rect draw:style-name="gr3" draw:text-style-name="P3" draw:layer="layout" svg:width="0.5cm" svg:height="0.5cm" svg:x="4.113cm" svg:y="37.033cm">
            <text:p/>
          </draw:rect>
          <draw:frame draw:style-name="gr34" draw:text-style-name="P5" draw:layer="layout" svg:width="3.478cm" svg:height="0.725cm" svg:x="4.557cm" svg:y="36.901cm">
            <draw:text-box>
              <text:p text:style-name="P4"><text:span text:style-name="T2">data : Bits(8 bit)</text:span></text:p>
            </draw:text-box>
          </draw:frame>
        </draw:g>
        <draw:g>
          <draw:rect draw:style-name="gr3" draw:text-style-name="P3" draw:layer="layout" svg:width="0.5cm" svg:height="0.5cm" svg:x="18.578cm" svg:y="35.031cm">
            <text:p/>
          </draw:rect>
          <draw:frame draw:style-name="gr16" draw:text-style-name="P5" draw:layer="layout" svg:width="2.576cm" svg:height="0.725cm" svg:x="19.022cm" svg:y="34.899cm">
            <draw:text-box>
              <text:p text:style-name="P4"><text:span text:style-name="T2">valid : Bool</text:span></text:p>
            </draw:text-box>
          </draw:frame>
        </draw:g>
        <draw:g>
          <draw:rect draw:style-name="gr3" draw:text-style-name="P3" draw:layer="layout" svg:width="0.5cm" svg:height="0.5cm" svg:x="18.578cm" svg:y="35.657cm">
            <text:p/>
          </draw:rect>
          <draw:frame draw:style-name="gr34" draw:text-style-name="P5" draw:layer="layout" svg:width="3.478cm" svg:height="0.725cm" svg:x="19.022cm" svg:y="35.525cm">
            <draw:text-box>
              <text:p text:style-name="P4"><text:span text:style-name="T2">data : Bits(8 bit)</text:span></text:p>
            </draw:text-box>
          </draw:frame>
        </draw:g>
        <draw:g>
          <draw:custom-shape draw:style-name="gr19" draw:text-style-name="P3" draw:layer="layout" svg:width="0.266cm" svg:height="1.5cm" svg:x="3.662cm" svg:y="36.0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783cm" svg:height="1.087cm" svg:x="-0.042cm" svg:y="36.203cm">
            <draw:text-box>
              <text:p><text:span text:style-name="T3">Stream Bits(8 bit)</text:span></text:p>
            </draw:text-box>
          </draw:frame>
        </draw:g>
        <draw:g>
          <draw:custom-shape draw:style-name="gr19" draw:text-style-name="P3" draw:layer="layout" svg:width="0.267cm" svg:height="1.119cm" svg:x="18.233cm" svg:y="35.0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6" draw:text-style-name="P8" draw:layer="layout" svg:width="3.312cm" svg:height="1.081cm" svg:x="15cm" svg:y="35.031cm">
            <draw:text-box>
              <text:p><text:span text:style-name="T3">Flow Bits(8 bit)</text:span></text:p>
            </draw:text-box>
          </draw:frame>
        </draw:g>
        <draw:line draw:style-name="gr15" draw:text-style-name="P3" draw:layer="layout" svg:x1="15cm" svg:y1="35.5cm" svg:x2="14.324cm" svg:y2="35.5cm">
          <text:p/>
        </draw:line>
        <draw:line draw:style-name="gr15" draw:text-style-name="P3" draw:layer="layout" svg:x1="8.711cm" svg:y1="36.599cm" svg:x2="7.324cm" svg:y2="36.599cm">
          <text:p/>
        </draw:line>
        <draw:g>
          <draw:rect draw:style-name="gr3" draw:text-style-name="P3" draw:layer="layout" svg:width="0.5cm" svg:height="0.5cm" svg:x="15.828cm" svg:y="31.905cm">
            <text:p/>
          </draw:rect>
          <draw:frame draw:style-name="gr16" draw:text-style-name="P5" draw:layer="layout" svg:width="2.576cm" svg:height="0.725cm" svg:x="16.272cm" svg:y="31.773cm">
            <draw:text-box>
              <text:p text:style-name="P4"><text:span text:style-name="T2">tx : Bool</text:span></text:p>
            </draw:text-box>
          </draw:frame>
        </draw:g>
        <draw:g>
          <draw:rect draw:style-name="gr17" draw:text-style-name="P3" draw:layer="layout" svg:width="0.5cm" svg:height="0.5cm" svg:x="15.828cm" svg:y="32.531cm">
            <text:p/>
          </draw:rect>
          <draw:frame draw:style-name="gr29" draw:text-style-name="P5" draw:layer="layout" svg:width="2.369cm" svg:height="0.725cm" svg:x="16.272cm" svg:y="32.399cm">
            <draw:text-box>
              <text:p text:style-name="P4"><text:span text:style-name="T2">rx : Bool</text:span></text:p>
            </draw:text-box>
          </draw:frame>
        </draw:g>
        <draw:g>
          <draw:custom-shape draw:style-name="gr19" draw:text-style-name="P3" draw:layer="layout" svg:width="0.267cm" svg:height="1.119cm" svg:x="15.483cm" svg:y="31.9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6" draw:text-style-name="P8" draw:layer="layout" svg:width="3.312cm" svg:height="1.081cm" svg:x="12.25cm" svg:y="31.905cm">
            <draw:text-box>
              <text:p><text:span text:style-name="T3">Uart</text:span></text:p>
            </draw:text-box>
          </draw:frame>
        </draw:g>
        <draw:line draw:style-name="gr15" draw:text-style-name="P3" draw:layer="layout" svg:x1="14.75cm" svg:y1="32.986cm" svg:x2="14.25cm" svg:y2="34.362cm">
          <text:p/>
        </draw:line>
        <draw:g>
          <draw:rect draw:style-name="gr3" draw:text-style-name="P3" draw:layer="layout" svg:width="0.5cm" svg:height="0.5cm" svg:x="4.078cm" svg:y="32.756cm">
            <text:p/>
          </draw:rect>
          <draw:frame draw:style-name="gr37" draw:text-style-name="P5" draw:layer="layout" svg:width="4.824cm" svg:height="0.725cm" svg:x="4.522cm" svg:y="32.624cm">
            <draw:text-box>
              <text:p text:style-name="P4"><text:span text:style-name="T2">dataLength : Uint(3 bit)</text:span></text:p>
            </draw:text-box>
          </draw:frame>
        </draw:g>
        <draw:g>
          <draw:rect draw:style-name="gr3" draw:text-style-name="P3" draw:layer="layout" svg:width="0.5cm" svg:height="0.5cm" svg:x="4.078cm" svg:y="33.814cm">
            <text:p/>
          </draw:rect>
          <draw:frame draw:style-name="gr38" draw:text-style-name="P5" draw:layer="layout" svg:width="2.775cm" svg:height="0.725cm" svg:x="4.522cm" svg:y="33.682cm">
            <draw:text-box>
              <text:p text:style-name="P4"><text:span text:style-name="T2">stop : Enum</text:span></text:p>
            </draw:text-box>
          </draw:frame>
        </draw:g>
        <draw:g>
          <draw:custom-shape draw:style-name="gr19" draw:text-style-name="P3" draw:layer="layout" svg:width="0.266cm" svg:height="1.5cm" svg:x="3.627cm" svg:y="32.90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8" draw:layer="layout" svg:width="3.186cm" svg:height="1.087cm" svg:x="0.52cm" svg:y="33.077cm">
            <draw:text-box>
              <text:p text:style-name="P12"><text:span text:style-name="T5">UartCtrlConfig</text:span></text:p>
            </draw:text-box>
          </draw:frame>
        </draw:g>
        <draw:g>
          <draw:rect draw:style-name="gr3" draw:text-style-name="P3" draw:layer="layout" svg:width="0.5cm" svg:height="0.5cm" svg:x="4.078cm" svg:y="33.295cm">
            <text:p/>
          </draw:rect>
          <draw:frame draw:style-name="gr40" draw:text-style-name="P5" draw:layer="layout" svg:width="3.122cm" svg:height="0.725cm" svg:x="4.522cm" svg:y="33.163cm">
            <draw:text-box>
              <text:p text:style-name="P4"><text:span text:style-name="T2">parity : Enum</text:span></text:p>
            </draw:text-box>
          </draw:frame>
        </draw:g>
        <draw:line draw:style-name="gr15" draw:text-style-name="P3" draw:layer="layout" svg:x1="7.644cm" svg:y1="33.349cm" svg:x2="8.266cm" svg:y2="34.362cm">
          <text:p/>
        </draw:line>
        <draw:custom-shape draw:style-name="gr33" draw:text-style-name="P11" draw:layer="layout" svg:width="2.75cm" svg:height="1.7cm" svg:x="26.177cm" svg:y="29.747cm">
          <text:p text:style-name="P1"><text:span text:style-name="T4">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2.75cm" svg:height="1.7cm" svg:x="29.25cm" svg:y="29.7cm">
          <text:p text:style-name="P1"><text:span text:style-name="T4">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2.75cm" svg:height="1.7cm" svg:x="31.5cm" svg:y="31.05cm">
          <text:p text:style-name="P1"><text:span text:style-name="T4">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4cm" svg:height="2.25cm" svg:x="27.25cm" svg:y="32cm">
          <text:p text:style-name="P1"><text:span text:style-name="T4">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2.75cm" svg:height="1.7cm" svg:x="24.25cm" svg:y="32cm">
          <text:p text:style-name="P1"><text:span text:style-name="T4">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4">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2">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2">readPort</text:span></text:p>
            </draw:text-box>
          </draw:frame>
        </draw:g>
        <draw:rect draw:style-name="gr1" draw:text-style-name="P2" draw:layer="layout" svg:width="5cm" svg:height="1cm" svg:x="24.74cm" svg:y="38.75cm">
          <text:p text:style-name="P1"><text:span text:style-name="T4">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2">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2">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2">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2">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2">input_n</text:span></text:p>
            </draw:text-box>
          </draw:frame>
        </draw:g>
        <draw:g>
          <draw:rect draw:style-name="gr3" draw:text-style-name="P3" draw:layer="layout" svg:width="0.5cm" svg:height="0.5cm" svg:x="19.729cm" svg:y="37.132cm">
            <text:p/>
          </draw:rect>
          <draw:frame draw:style-name="gr16" draw:text-style-name="P5" draw:layer="layout" svg:width="2.576cm" svg:height="0.725cm" svg:x="20.173cm" svg:y="37cm">
            <draw:text-box>
              <text:p text:style-name="P4"><text:span text:style-name="T2">valid : Bool</text:span></text:p>
            </draw:text-box>
          </draw:frame>
        </draw:g>
        <draw:g>
          <draw:rect draw:style-name="gr17" draw:text-style-name="P3" draw:layer="layout" svg:width="0.5cm" svg:height="0.5cm" svg:x="19.729cm" svg:y="37.657cm">
            <text:p/>
          </draw:rect>
          <draw:frame draw:style-name="gr18" draw:text-style-name="P5" draw:layer="layout" svg:width="2.767cm" svg:height="0.725cm" svg:x="20.173cm" svg:y="37.525cm">
            <draw:text-box>
              <text:p text:style-name="P4"><text:span text:style-name="T2">ready : Bool</text:span></text:p>
            </draw:text-box>
          </draw:frame>
        </draw:g>
        <draw:g>
          <draw:rect draw:style-name="gr3" draw:text-style-name="P3" draw:layer="layout" svg:width="0.5cm" svg:height="0.5cm" svg:x="19.729cm" svg:y="38.283cm">
            <text:p/>
          </draw:rect>
          <draw:frame draw:style-name="gr34" draw:text-style-name="P5" draw:layer="layout" svg:width="3.478cm" svg:height="0.725cm" svg:x="20.173cm" svg:y="38.151cm">
            <draw:text-box>
              <text:p text:style-name="P4"><text:span text:style-name="T2">data : Bits(8 bit)</text:span></text:p>
            </draw:text-box>
          </draw:frame>
        </draw:g>
        <draw:g>
          <draw:custom-shape draw:style-name="gr19" draw:text-style-name="P3" draw:layer="layout" svg:width="0.266cm" svg:height="1.5cm" svg:x="19.278cm" svg:y="37.28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783cm" svg:height="1.087cm" svg:x="15.574cm" svg:y="37.453cm">
            <draw:text-box>
              <text:p><text:span text:style-name="T3">Stream Bits(8 bit)</text:span></text:p>
            </draw:text-box>
          </draw:frame>
        </draw:g>
        <draw:line draw:style-name="gr15" draw:text-style-name="P3" draw:layer="layout" svg:x1="14.334cm" svg:y1="37.5cm" svg:x2="15.574cm" svg:y2="38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2">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2">data</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2">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2">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2">data</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2">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1"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1"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2"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3" draw:text-style-name="P3" draw:layer="layout" svg:width="2.15cm" svg:height="6.613cm" svg:x="36.85cm" svg:y="19.137cm">
          <text:p/>
        </draw:rect>
        <draw:rect draw:style-name="gr43" draw:text-style-name="P3" draw:layer="layout" svg:width="2.25cm" svg:height="6.613cm" svg:x="31.25cm" svg:y="19.287cm">
          <text:p/>
        </draw:rect>
        <draw:frame draw:style-name="gr44" draw:layer="layout" svg:width="1.488cm" svg:height="0.963cm" svg:x="31.75cm" svg:y="18.387cm">
          <draw:text-box>
            <text:p>this</text:p>
          </draw:text-box>
        </draw:frame>
        <draw:frame draw:style-name="gr45" draw:layer="layout" svg:width="3.918cm" svg:height="0.963cm" svg:x="35.85cm" svg:y="18.174cm">
          <draw:text-box>
            <text:p>outputStage</text:p>
          </draw:text-box>
        </draw:frame>
        <draw:rect draw:style-name="gr46" draw:text-style-name="P14" draw:layer="layout" svg:width="0.5cm" svg:height="0.5cm" svg:x="32.25cm" svg:y="36.75cm">
          <text:p text:style-name="P3"><text:span text:style-name="T2">1</text:span></text:p>
        </draw:rect>
        <draw:rect draw:style-name="gr46" draw:text-style-name="P14" draw:layer="layout" svg:width="0.5cm" svg:height="0.5cm" svg:x="32.25cm" svg:y="37.25cm">
          <text:p text:style-name="P3"><text:span text:style-name="T2">2</text:span></text:p>
        </draw:rect>
        <draw:rect draw:style-name="gr46" draw:text-style-name="P14" draw:layer="layout" svg:width="0.5cm" svg:height="0.5cm" svg:x="32.25cm" svg:y="37.75cm">
          <text:p text:style-name="P3"><text:span text:style-name="T2">3</text:span></text:p>
        </draw:rect>
        <draw:rect draw:style-name="gr46" draw:text-style-name="P14" draw:layer="layout" svg:width="0.5cm" svg:height="0.5cm" svg:x="32.25cm" svg:y="38.25cm">
          <text:p text:style-name="P3"><text:span text:style-name="T2">4</text:span></text:p>
        </draw:rect>
        <draw:rect draw:style-name="gr46" draw:text-style-name="P14" draw:layer="layout" svg:width="0.5cm" svg:height="0.5cm" svg:x="34.4cm" svg:y="36.75cm">
          <text:p text:style-name="P3"><text:span text:style-name="T2">2</text:span></text:p>
        </draw:rect>
        <draw:rect draw:style-name="gr46" draw:text-style-name="P14" draw:layer="layout" svg:width="0.5cm" svg:height="0.5cm" svg:x="34.4cm" svg:y="37.25cm">
          <text:p text:style-name="P3"><text:span text:style-name="T2">4</text:span></text:p>
        </draw:rect>
        <draw:rect draw:style-name="gr46" draw:text-style-name="P14" draw:layer="layout" svg:width="0.5cm" svg:height="0.5cm" svg:x="34.4cm" svg:y="37.75cm">
          <text:p text:style-name="P3"><text:span text:style-name="T2">6</text:span></text:p>
        </draw:rect>
        <draw:rect draw:style-name="gr46" draw:text-style-name="P14" draw:layer="layout" svg:width="0.5cm" svg:height="0.5cm" svg:x="34.4cm" svg:y="38.25cm">
          <text:p text:style-name="P3"><text:span text:style-name="T2">8</text:span></text:p>
        </draw:rect>
        <draw:custom-shape draw:style-name="gr47"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layer="layout" svg:width="3.067cm" svg:height="0.963cm" svg:x="32cm" svg:y="35.75cm">
          <draw:text-box>
            <text:p>map(x*2)</text:p>
          </draw:text-box>
        </draw:frame>
        <draw:rect draw:style-name="gr46" draw:text-style-name="P14" xml:id="id42" draw:id="id42" draw:layer="layout" svg:width="0.5cm" svg:height="0.5cm" svg:x="36cm" svg:y="36.75cm">
          <text:p text:style-name="P3"><text:span text:style-name="T2">1</text:span></text:p>
        </draw:rect>
        <draw:rect draw:style-name="gr46" draw:text-style-name="P14" xml:id="id39" draw:id="id39" draw:layer="layout" svg:width="0.5cm" svg:height="0.5cm" svg:x="36cm" svg:y="37.25cm">
          <text:p text:style-name="P3"><text:span text:style-name="T2">2</text:span></text:p>
        </draw:rect>
        <draw:rect draw:style-name="gr46" draw:text-style-name="P14" xml:id="id43" draw:id="id43" draw:layer="layout" svg:width="0.5cm" svg:height="0.5cm" svg:x="36cm" svg:y="37.75cm">
          <text:p text:style-name="P3"><text:span text:style-name="T2">3</text:span></text:p>
        </draw:rect>
        <draw:rect draw:style-name="gr46" draw:text-style-name="P14" xml:id="id44" draw:id="id44" draw:layer="layout" svg:width="0.5cm" svg:height="0.5cm" svg:x="36cm" svg:y="38.25cm">
          <text:p text:style-name="P3"><text:span text:style-name="T2">4</text:span></text:p>
        </draw:rect>
        <draw:frame draw:style-name="gr49" draw:layer="layout" svg:width="3.855cm" svg:height="0.963cm" svg:x="36.753cm" svg:y="35.75cm">
          <draw:text-box>
            <text:p>reduce(x+y)</text:p>
          </draw:text-box>
        </draw:frame>
        <draw:rect draw:style-name="gr46" draw:text-style-name="P14" xml:id="id38" draw:id="id38" draw:layer="layout" svg:width="0.5cm" svg:height="0.5cm" svg:x="37.5cm" svg:y="37cm">
          <text:p text:style-name="P3"><text:span text:style-name="T2">3</text:span></text:p>
        </draw:rect>
        <draw:rect draw:style-name="gr46" draw:text-style-name="P14" xml:id="id40" draw:id="id40" draw:layer="layout" svg:width="0.5cm" svg:height="0.5cm" svg:x="38.75cm" svg:y="37.55cm">
          <text:p text:style-name="P3"><text:span text:style-name="T2">6</text:span></text:p>
        </draw:rect>
        <draw:rect draw:style-name="gr46" draw:text-style-name="P14" xml:id="id41" draw:id="id41" draw:layer="layout" svg:width="0.5cm" svg:height="0.5cm" svg:x="40cm" svg:y="38.05cm">
          <text:p text:style-name="P3"><text:span text:style-name="T2">10</text:span></text:p>
        </draw:rect>
        <draw:connector draw:style-name="gr50" draw:text-style-name="P3" draw:layer="layout" svg:x1="37.5cm" svg:y1="37.25cm" svg:x2="36.5cm" svg:y2="37.5cm" draw:start-shape="id38" draw:start-glue-point="3" draw:end-shape="id39" draw:end-glue-point="1" svg:d="M37500 37250h-500v250h-500">
          <text:p/>
        </draw:connector>
        <draw:connector draw:style-name="gr50" draw:text-style-name="P3" draw:layer="layout" draw:line-skew="-0.125cm" svg:x1="38.75cm" svg:y1="37.8cm" svg:x2="38cm" svg:y2="37.25cm" draw:start-shape="id40" draw:start-glue-point="3" draw:end-shape="id38" draw:end-glue-point="1" svg:d="M38750 37800h-500v-550h-250">
          <text:p/>
        </draw:connector>
        <draw:connector draw:style-name="gr50" draw:text-style-name="P3" draw:layer="layout" draw:line-skew="-0.125cm" svg:x1="40cm" svg:y1="38.3cm" svg:x2="39.25cm" svg:y2="37.8cm" draw:start-shape="id41" draw:start-glue-point="3" draw:end-shape="id40" draw:end-glue-point="1" svg:d="M40000 38300h-500v-500h-250">
          <text:p/>
        </draw:connector>
        <draw:connector draw:style-name="gr50" draw:text-style-name="P3" draw:layer="layout" svg:x1="37.5cm" svg:y1="37.25cm" svg:x2="36.5cm" svg:y2="37cm" draw:start-shape="id38" draw:start-glue-point="3" draw:end-shape="id42" draw:end-glue-point="1" svg:d="M37500 37250h-500v-250h-500">
          <text:p/>
        </draw:connector>
        <draw:connector draw:style-name="gr50" draw:text-style-name="P3" draw:layer="layout" draw:line-skew="0.625cm" svg:x1="38.75cm" svg:y1="37.8cm" svg:x2="36.5cm" svg:y2="38cm" draw:start-shape="id40" draw:start-glue-point="3" draw:end-shape="id43" draw:end-glue-point="1" svg:d="M38750 37800h-500v200h-1750">
          <text:p/>
        </draw:connector>
        <draw:connector draw:style-name="gr50" draw:text-style-name="P3" draw:layer="layout" draw:line-skew="1.25cm" svg:x1="40cm" svg:y1="38.3cm" svg:x2="36.5cm" svg:y2="38.5cm" draw:start-shape="id41" draw:start-glue-point="3" draw:end-shape="id44" draw:end-glue-point="1" svg:d="M40000 38300h-500v200h-3000">
          <text:p/>
        </draw:connector>
        <draw:rect draw:style-name="gr46" draw:text-style-name="P3" draw:layer="layout" svg:width="9cm" svg:height="1cm" svg:x="-13.5cm" svg:y="9.75cm">
          <text:p text:style-name="P3">Data</text:p>
        </draw:rect>
        <draw:rect draw:style-name="gr46" draw:text-style-name="P3" draw:layer="layout" svg:width="3cm" svg:height="1cm" svg:x="-13.5cm" svg:y="12.75cm">
          <text:p text:style-name="P3">BaseType</text:p>
        </draw:rect>
        <draw:rect draw:style-name="gr46" draw:text-style-name="P3" draw:layer="layout" svg:width="2cm" svg:height="1cm" svg:x="-14cm" svg:y="15.75cm">
          <text:p text:style-name="P3">Bool</text:p>
        </draw:rect>
        <draw:rect draw:style-name="gr46" draw:text-style-name="P3" draw:layer="layout" svg:width="7cm" svg:height="1cm" svg:x="-11.5cm" svg:y="15.75cm">
          <text:p text:style-name="P3">BitVector</text:p>
        </draw:rect>
        <draw:rect draw:style-name="gr46" draw:text-style-name="P3" draw:layer="layout" svg:width="2cm" svg:height="1cm" svg:x="-11.5cm" svg:y="18.75cm">
          <text:p text:style-name="P3">Bits</text:p>
        </draw:rect>
        <draw:rect draw:style-name="gr46" draw:text-style-name="P3" draw:layer="layout" svg:width="2cm" svg:height="1cm" svg:x="-9cm" svg:y="18.75cm">
          <text:p text:style-name="P3">UInt</text:p>
        </draw:rect>
        <draw:rect draw:style-name="gr46" draw:text-style-name="P3" draw:layer="layout" svg:width="2cm" svg:height="1cm" svg:x="-6.5cm" svg:y="18.75cm">
          <text:p text:style-name="P3">SInt</text:p>
        </draw:rect>
        <draw:line draw:style-name="gr51" draw:text-style-name="P3" draw:layer="layout" svg:x1="-5.5cm" svg:y1="18.75cm" svg:x2="-5.5cm" svg:y2="16.75cm">
          <text:p/>
        </draw:line>
        <draw:line draw:style-name="gr51" draw:text-style-name="P3" draw:layer="layout" svg:x1="-8cm" svg:y1="18.75cm" svg:x2="-8cm" svg:y2="16.75cm">
          <text:p/>
        </draw:line>
        <draw:line draw:style-name="gr51" draw:text-style-name="P13" draw:layer="layout" svg:x1="-10.5cm" svg:y1="18.75cm" svg:x2="-10.5cm" svg:y2="16.75cm">
          <text:p/>
        </draw:line>
        <draw:line draw:style-name="gr51" draw:text-style-name="P13" draw:layer="layout" svg:x1="-13cm" svg:y1="15.75cm" svg:x2="-13cm" svg:y2="13.75cm">
          <text:p/>
        </draw:line>
        <draw:line draw:style-name="gr51" draw:text-style-name="P13" draw:layer="layout" svg:x1="-11cm" svg:y1="15.75cm" svg:x2="-11cm" svg:y2="13.771cm">
          <text:p/>
        </draw:line>
        <draw:line draw:style-name="gr51" draw:text-style-name="P13" draw:layer="layout" svg:x1="-12cm" svg:y1="12.75cm" svg:x2="-12cm" svg:y2="10.75cm">
          <text:p/>
        </draw:line>
        <draw:rect draw:style-name="gr46" draw:text-style-name="P3" draw:layer="layout" svg:width="2.5cm" svg:height="1cm" svg:x="-10cm" svg:y="12.75cm">
          <text:p text:style-name="P3">Bundle</text:p>
        </draw:rect>
        <draw:rect draw:style-name="gr46" draw:text-style-name="P3" draw:layer="layout" svg:width="2.5cm" svg:height="1cm" svg:x="-7cm" svg:y="12.75cm">
          <text:p text:style-name="P3">Vec</text:p>
        </draw:rect>
        <draw:line draw:style-name="gr51" draw:text-style-name="P13" draw:layer="layout" svg:x1="-8.75cm" svg:y1="12.75cm" svg:x2="-8.75cm" svg:y2="10.771cm">
          <text:p/>
        </draw:line>
        <draw:line draw:style-name="gr51" draw:text-style-name="P13" draw:layer="layout" svg:x1="-5.75cm" svg:y1="12.75cm" svg:x2="-5.75cm" svg:y2="10.75cm">
          <text:p/>
        </draw:line>
        <draw:rect draw:style-name="gr52" draw:text-style-name="P3" draw:layer="layout" svg:width="2cm" svg:height="1cm" svg:x="-9.5cm" svg:y="21.697cm">
          <text:p text:style-name="P3">Data</text:p>
        </draw:rect>
        <draw:rect draw:style-name="gr52" draw:text-style-name="P3" draw:layer="layout" svg:width="3cm" svg:height="1cm" svg:x="-13.25cm" svg:y="24.75cm">
          <text:p text:style-name="P3">BaseType</text:p>
        </draw:rect>
        <draw:rect draw:style-name="gr46" draw:text-style-name="P3" draw:layer="layout" svg:width="2cm" svg:height="1cm" svg:x="-12.65cm" svg:y="27.75cm">
          <text:p text:style-name="P3">Bool</text:p>
        </draw:rect>
        <draw:rect draw:style-name="gr52" draw:text-style-name="P3" draw:layer="layout" svg:width="3cm" svg:height="1cm" svg:x="-10.15cm" svg:y="27.75cm">
          <text:p text:style-name="P3">BitVector</text:p>
        </draw:rect>
        <draw:rect draw:style-name="gr46" draw:text-style-name="P3" draw:layer="layout" svg:width="2cm" svg:height="1cm" svg:x="-12.15cm" svg:y="30.7cm">
          <text:p text:style-name="P3">Bits</text:p>
        </draw:rect>
        <draw:rect draw:style-name="gr46" draw:text-style-name="P3" draw:layer="layout" svg:width="2cm" svg:height="1cm" svg:x="-9.65cm" svg:y="30.7cm">
          <text:p text:style-name="P3">UInt</text:p>
        </draw:rect>
        <draw:rect draw:style-name="gr46" draw:text-style-name="P3" draw:layer="layout" svg:width="2cm" svg:height="1cm" svg:x="-7.15cm" svg:y="30.7cm">
          <text:p text:style-name="P3">SInt</text:p>
        </draw:rect>
        <draw:line draw:style-name="gr51" draw:text-style-name="P3" draw:layer="layout" svg:x1="-6.15cm" svg:y1="30.7cm" svg:x2="-7.9cm" svg:y2="28.75cm">
          <text:p/>
        </draw:line>
        <draw:line draw:style-name="gr51" draw:text-style-name="P3" draw:layer="layout" svg:x1="-8.65cm" svg:y1="30.7cm" svg:x2="-8.65cm" svg:y2="28.7cm">
          <text:p/>
        </draw:line>
        <draw:line draw:style-name="gr51" draw:text-style-name="P13" draw:layer="layout" svg:x1="-11.15cm" svg:y1="30.7cm" svg:x2="-9.65cm" svg:y2="28.75cm">
          <text:p/>
        </draw:line>
        <draw:line draw:style-name="gr51" draw:text-style-name="P13" draw:layer="layout" svg:x1="-11.75cm" svg:y1="27.75cm" svg:x2="-11.75cm" svg:y2="25.75cm">
          <text:p/>
        </draw:line>
        <draw:line draw:style-name="gr51" draw:text-style-name="P13" draw:layer="layout" svg:x1="-8.75cm" svg:y1="27.75cm" svg:x2="-10.75cm" svg:y2="25.771cm">
          <text:p/>
        </draw:line>
        <draw:line draw:style-name="gr51" draw:text-style-name="P13" draw:layer="layout" svg:x1="-11.75cm" svg:y1="24.75cm" svg:x2="-9cm" svg:y2="22.697cm">
          <text:p/>
        </draw:line>
        <draw:rect draw:style-name="gr46" draw:text-style-name="P3" draw:layer="layout" svg:width="2.5cm" svg:height="1cm" svg:x="-9.75cm" svg:y="24.75cm">
          <text:p text:style-name="P3">Bundle</text:p>
        </draw:rect>
        <draw:rect draw:style-name="gr46" draw:text-style-name="P3" draw:layer="layout" svg:width="2.5cm" svg:height="1cm" svg:x="-6.75cm" svg:y="24.75cm">
          <text:p text:style-name="P3">Vec</text:p>
        </draw:rect>
        <draw:line draw:style-name="gr51" draw:text-style-name="P13" draw:layer="layout" svg:x1="-8.5cm" svg:y1="24.75cm" svg:x2="-8.5cm" svg:y2="22.771cm">
          <text:p/>
        </draw:line>
        <draw:line draw:style-name="gr51" draw:text-style-name="P13" draw:layer="layout" svg:x1="-5.5cm" svg:y1="24.75cm" svg:x2="-8cm" svg:y2="22.697cm">
          <text:p/>
        </draw:line>
        <draw:rect draw:style-name="gr46" draw:text-style-name="P3" draw:layer="layout" svg:width="2cm" svg:height="1cm" svg:x="-15.15cm" svg:y="27.75cm">
          <text:p text:style-name="P3">Enum</text:p>
        </draw:rect>
        <draw:line draw:style-name="gr51" draw:text-style-name="P13" draw:layer="layout" svg:x1="-14.25cm" svg:y1="27.75cm" svg:x2="-12.75cm" svg:y2="25.7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fill-image draw:name="arrowb" xlink:href="Pictures/10000000000000800000008069A22DE1.bmp" xlink:type="simple" xlink:show="embed" xlink:actuate="onLoad"/>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DT6H53M22S</meta:editing-duration>
    <meta:editing-cycles>14</meta:editing-cycles>
    <meta:generator>OpenOffice/4.1.1$Win32 OpenOffice.org_project/411m6$Build-9775</meta:generator>
    <dc:date>2016-02-27T12:29:20.96</dc:date>
    <meta:document-statistic meta:object-count="385"/>
  </office:meta>
</office:document-meta>
</file>